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502cm" fo:min-width="3.268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fo:min-height="1.593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4cm" fo:min-width="4.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4cm" fo:min-width="4.46cm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011cm" fo:min-width="2.793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023cm" fo:min-width="0.646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cc0000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cc0000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cc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cc0000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c0000" style:text-position="-20% 67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cc0000" style:text-position="super 74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cc0000" style:text-position="sub 67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c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cc0000" style:text-position="super 58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048cm" svg:x="15.601cm" svg:y="8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064cm" svg:height="3.048cm" svg:x="15.6cm" svg:y="1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064cm" svg:height="3.048cm" svg:x="0.9cm" svg:y="8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064cm" svg:height="3.048cm" svg:x="0.899cm" svg:y="1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39cm" svg:height="1.301cm" svg:x="1.67cm" svg:y="2.42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2.486cm" svg:height="0.644cm" svg:x="1.888cm" svg:y="9.47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2.47cm" svg:height="0.644cm" svg:x="7.045cm" svg:y="1.2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2.486cm" svg:height="0.644cm" svg:x="7.002cm" svg:y="2.92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0.815cm" svg:height="1.292cm" svg:x="6.389cm" svg:y="0.9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844cm" svg:height="1.301cm" svg:x="6.373cm" svg:y="2.64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2.47cm" svg:height="0.644cm" svg:x="7.023cm" svg:y="4.9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844cm" svg:height="1.301cm" svg:x="6.39cm" svg:y="4.65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2.486cm" svg:height="0.644cm" svg:x="7.06cm" svg:y="9.05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2.486cm" svg:height="0.644cm" svg:x="7.017cm" svg:y="11.15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0.831cm" svg:height="1.292cm" svg:x="6.419cm" svg:y="8.7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0.828cm" svg:height="1.301cm" svg:x="6.376cm" svg:y="10.8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2.646cm" svg:height="1.301cm" svg:x="16.364cm" svg:y="2.35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2.646cm" svg:height="1.292cm" svg:x="16.35cm" svg:y="9.09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3" draw:text-style-name="P3" draw:layer="layout" svg:x1="9.898cm" svg:y1="9.271cm" svg:x2="13.075cm" svg:y2="3.429cm">
          <text:p/>
        </draw:line>
        <draw:line draw:style-name="gr3" draw:text-style-name="P3" draw:layer="layout" svg:x1="9.898cm" svg:y1="1.524cm" svg:x2="13.073cm" svg:y2="2.921cm">
          <text:p/>
        </draw:line>
        <draw:line draw:style-name="gr3" draw:text-style-name="P3" draw:layer="layout" svg:x1="9.898cm" svg:y1="3.175cm" svg:x2="13.073cm" svg:y2="3.175cm">
          <text:p/>
        </draw:line>
        <draw:line draw:style-name="gr3" draw:text-style-name="P3" draw:layer="layout" svg:x1="9.898cm" svg:y1="5.207cm" svg:x2="12.946cm" svg:y2="9.271cm">
          <text:p/>
        </draw:line>
        <draw:line draw:style-name="gr3" draw:text-style-name="P3" draw:layer="layout" svg:x1="9.898cm" svg:y1="6.858cm" svg:x2="12.946cm" svg:y2="9.652cm">
          <text:p/>
        </draw:line>
        <draw:line draw:style-name="gr3" draw:text-style-name="P3" draw:layer="layout" svg:x1="9.898cm" svg:y1="11.43cm" svg:x2="13.075cm" svg:y2="9.909cm">
          <text:p/>
        </draw:line>
        <draw:frame draw:style-name="gr4" draw:text-style-name="P4" draw:layer="layout" svg:width="1.778cm" svg:height="1.8cm" svg:x="13.148cm" svg:y="2.31cm">
          <draw:text-box>
            <text:p><text:span text:style-name="T1">Σ</text:span></text:p>
          </draw:text-box>
        </draw:frame>
        <draw:frame draw:style-name="gr4" draw:text-style-name="P4" draw:layer="layout" svg:width="1.778cm" svg:height="1.8cm" svg:x="13.148cm" svg:y="9.01cm">
          <draw:text-box>
            <text:p><text:span text:style-name="T1">Σ</text:span></text:p>
          </draw:text-box>
        </draw:frame>
        <draw:line draw:style-name="gr3" draw:text-style-name="P3" draw:layer="layout" svg:x1="14.645cm" svg:y1="9.882cm" svg:x2="15.534cm" svg:y2="9.882cm">
          <text:p/>
        </draw:line>
        <draw:line draw:style-name="gr3" draw:text-style-name="P3" draw:layer="layout" svg:x1="14.645cm" svg:y1="3.128cm" svg:x2="15.534cm" svg:y2="3.128cm">
          <text:p/>
        </draw:line>
        <draw:frame draw:style-name="gr5" draw:text-style-name="P5" draw:layer="layout" svg:width="1.461cm" svg:height="1.843cm" svg:x="2.351cm" svg:y="3.594cm">
          <draw:text-box>
            <text:p><text:span text:style-name="T2">X</text:span><text:span text:style-name="T3">1</text:span></text:p>
          </draw:text-box>
        </draw:frame>
        <draw:frame draw:style-name="gr5" draw:text-style-name="P5" draw:layer="layout" svg:width="1.461cm" svg:height="1.843cm" svg:x="2.352cm" svg:y="10.195cm">
          <draw:text-box>
            <text:p><text:span text:style-name="T2">X</text:span><text:span text:style-name="T3">2</text:span></text:p>
          </draw:text-box>
        </draw:frame>
        <draw:frame draw:style-name="gr6" draw:text-style-name="P5" draw:layer="layout" svg:width="2.735cm" svg:height="1.27cm" svg:x="16.477cm" svg:y="3.556cm">
          <draw:text-box>
            <text:p><text:span text:style-name="T2">(X</text:span><text:span text:style-name="T4">T</text:span><text:span text:style-name="T2">X)</text:span><text:span text:style-name="T5">1</text:span></text:p>
          </draw:text-box>
        </draw:frame>
        <draw:frame draw:style-name="gr6" draw:text-style-name="P5" draw:layer="layout" svg:width="2.735cm" svg:height="1.27cm" svg:x="16.478cm" svg:y="10.256cm">
          <draw:text-box>
            <text:p><text:span text:style-name="T2">(X</text:span><text:span text:style-name="T4">T</text:span><text:span text:style-name="T2">X)</text:span><text:span text:style-name="T5">2</text:span></text:p>
          </draw:text-box>
        </draw:frame>
        <draw:frame draw:style-name="gr7" draw:text-style-name="P6" draw:layer="layout" svg:width="2.542cm" svg:height="0.806cm" svg:x="1.653cm" svg:y="4.699cm">
          <draw:text-box>
            <text:p><text:span text:style-name="T6">worker 1</text:span></text:p>
          </draw:text-box>
        </draw:frame>
        <draw:frame draw:style-name="gr7" draw:text-style-name="P6" draw:layer="layout" svg:width="2.542cm" svg:height="0.806cm" svg:x="1.653cm" svg:y="11.399cm">
          <draw:text-box>
            <text:p><text:span text:style-name="T6">worker 2</text:span></text:p>
          </draw:text-box>
        </draw:frame>
        <draw:frame draw:style-name="gr7" draw:text-style-name="P6" draw:layer="layout" svg:width="2.542cm" svg:height="0.806cm" svg:x="16.453cm" svg:y="4.699cm">
          <draw:text-box>
            <text:p><text:span text:style-name="T6">worker 3</text:span></text:p>
          </draw:text-box>
        </draw:frame>
        <draw:frame draw:style-name="gr7" draw:text-style-name="P6" draw:layer="layout" svg:width="2.542cm" svg:height="0.806cm" svg:x="16.453cm" svg:y="11.399cm">
          <draw:text-box>
            <text:p><text:span text:style-name="T6">worker 4</text:span></text:p>
          </draw:text-box>
        </draw:frame>
        <draw:frame draw:style-name="gr8" draw:text-style-name="P7" draw:layer="layout" svg:width="4.88cm" svg:height="0.744cm" svg:x="5.834cm" svg:y="0.145cm">
          <draw:text-box>
            <text:p><text:span text:style-name="T7">output for 1</text:span><text:span text:style-name="T8">st</text:span><text:span text:style-name="T7"> partition</text:span></text:p>
          </draw:text-box>
        </draw:frame>
        <draw:frame draw:style-name="gr9" draw:text-style-name="P7" draw:layer="layout" svg:width="4.96cm" svg:height="0.744cm" svg:x="5.834cm" svg:y="3.845cm">
          <draw:text-box>
            <text:p><text:span text:style-name="T7">output for 2</text:span><text:span text:style-name="T8">nd</text:span><text:span text:style-name="T7"> partition</text:span></text:p>
          </draw:text-box>
        </draw:frame>
        <draw:frame draw:style-name="gr2" draw:text-style-name="P2" draw:layer="layout" svg:width="2.469cm" svg:height="0.64cm" svg:x="7.023cm" svg:y="6.56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0.831cm" svg:height="1.292cm" svg:x="6.39cm" svg:y="6.25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7" draw:layer="layout" svg:width="4.88cm" svg:height="0.744cm" svg:x="5.834cm" svg:y="7.945cm">
          <draw:text-box>
            <text:p><text:span text:style-name="T7">output for 1</text:span><text:span text:style-name="T8">st</text:span><text:span text:style-name="T7"> partition</text:span></text:p>
          </draw:text-box>
        </draw:frame>
        <draw:frame draw:style-name="gr9" draw:text-style-name="P7" draw:layer="layout" svg:width="4.96cm" svg:height="0.744cm" svg:x="5.834cm" svg:y="10.045cm">
          <draw:text-box>
            <text:p><text:span text:style-name="T7">output for 2</text:span><text:span text:style-name="T8">nd</text:span><text:span text:style-name="T7"> partition</text:span></text:p>
          </draw:text-box>
        </draw:frame>
        <draw:line draw:style-name="gr3" draw:text-style-name="P3" draw:layer="layout" svg:x1="5.145cm" svg:y1="3.128cm" svg:x2="6.088cm" svg:y2="1.397cm">
          <text:p/>
        </draw:line>
        <draw:line draw:style-name="gr3" draw:text-style-name="P3" draw:layer="layout" svg:x1="5.145cm" svg:y1="9.882cm" svg:x2="6.088cm" svg:y2="9.271cm">
          <text:p/>
        </draw:line>
        <draw:line draw:style-name="gr3" draw:text-style-name="P3" draw:layer="layout" svg:x1="5.145cm" svg:y1="3.129cm" svg:x2="6.088cm" svg:y2="3.175cm">
          <text:p/>
        </draw:line>
        <draw:line draw:style-name="gr3" draw:text-style-name="P3" draw:layer="layout" svg:x1="5.145cm" svg:y1="3.126cm" svg:x2="6.088cm" svg:y2="5.207cm">
          <text:p/>
        </draw:line>
        <draw:line draw:style-name="gr3" draw:text-style-name="P3" draw:layer="layout" svg:x1="5.145cm" svg:y1="3.126cm" svg:x2="5.961cm" svg:y2="6.731cm">
          <text:p/>
        </draw:line>
        <draw:line draw:style-name="gr3" draw:text-style-name="P3" draw:layer="layout" svg:x1="5.145cm" svg:y1="9.883cm" svg:x2="6.088cm" svg:y2="11.43cm">
          <text:p/>
        </draw:line>
        <draw:custom-shape draw:style-name="gr10" draw:text-style-name="P3" draw:layer="layout" svg:width="3.429cm" svg:height="1.397cm" svg:x="6.259cm" svg:y="8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429cm" svg:height="1.397cm" svg:x="6.259cm" svg:y="10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429cm" svg:height="1.397cm" svg:x="6.259cm" svg:y="0.8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429cm" svg:height="1.397cm" svg:x="6.259cm" svg:y="2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429cm" svg:height="1.397cm" svg:x="6.259cm" svg:y="4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429cm" svg:height="1.397cm" svg:x="6.259cm" svg:y="6.1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27cm" svg:height="1.397cm" svg:x="13.208cm" svg:y="2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27cm" svg:height="1.397cm" svg:x="13.209cm" svg:y="9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20:36:44.883169470</meta:creation-date>
    <dc:date>2016-08-25T16:14:43.709066051</dc:date>
    <meta:editing-duration>PT2H14M45S</meta:editing-duration>
    <meta:editing-cycles>18</meta:editing-cycles>
    <meta:generator>LibreOffice/5.0.6.2$Linux_X86_64 LibreOffice_project/00m0$Build-2</meta:generator>
    <meta:document-statistic meta:object-count="56"/>
  </office:meta>
</office:document-meta>
</file>

<file path=Object 1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style>
    <annotation encoding="StarMath 5.0">bold { left ( matrix { 1 # 1 # 1 # 0 } right ) }</annotation>
  </semantics>
</math>
</file>

<file path=Object 10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</mtr>
            <mtr>
              <mtd>
                <mn>0</mn>
              </mtd>
            </mtr>
          </mtable>
        </mrow>
        <mo fence="true" stretchy="true">)</mo>
      </mrow>
    </mstyle>
    <annotation encoding="StarMath 5.0">bold { left ( matrix { 1 ## 0 } right ) }</annotation>
  </semantics>
</math>
</file>

<file path=Object 12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style>
    <annotation encoding="StarMath 5.0">bold { left ( matrix { 0 # 0 # 1 # 1} right ) }</annotation>
  </semantics>
</math>
</file>

<file path=Object 13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style>
    <annotation encoding="StarMath 5.0">bold { left ( matrix { 0 # 0 # 1 # 1} right ) }</annotation>
  </semantics>
</math>
</file>

<file path=Object 14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)</mo>
      </mrow>
    </mstyle>
    <annotation encoding="StarMath 5.0">bold { left ( matrix { 0 ## 0 } right ) }</annotation>
  </semantics>
</math>
</file>

<file path=Object 15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)</mo>
      </mrow>
    </mstyle>
    <annotation encoding="StarMath 5.0">bold { left ( matrix { 1 ## 1 } right ) }</annotation>
  </semantics>
</math>
</file>

<file path=Object 16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2</mn>
              </mtd>
              <mtd>
                <mn>1</mn>
              </mtd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style>
    <annotation encoding="StarMath 5.0">bold { left ( matrix { 2 # 1 # 2 # 0 ## 1 # 1 # 1 # 0 } right ) }</annotation>
  </semantics>
</math>
</file>

<file path=Object 17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2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style>
    <annotation encoding="StarMath 5.0">bold { left ( matrix { 2 # 1 # 3 # 1 ## 0 # 0 # 1 # 1 } right ) }</annotation>
  </semantics>
</math>
</file>

<file path=Object 2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style>
    <annotation encoding="StarMath 5.0">bold { left ( matrix { 1 # 1 # 1 # 0 ## 1 # 0 # 1 # 0 } right ) }</annotation>
  </semantics>
</math>
</file>

<file path=Object 3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style>
    <annotation encoding="StarMath 5.0">bold { left ( matrix { 0 # 0 # 1 # 1} right ) }</annotation>
  </semantics>
</math>
</file>

<file path=Object 4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style>
    <annotation encoding="StarMath 5.0">bold { left ( matrix { 1 # 1 # 1 # 0 } right ) }</annotation>
  </semantics>
</math>
</file>

<file path=Object 5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style>
    <annotation encoding="StarMath 5.0">bold { left ( matrix { 1 # 0 # 1 # 0 } right ) }</annotation>
  </semantics>
</math>
</file>

<file path=Object 6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)</mo>
      </mrow>
    </mstyle>
    <annotation encoding="StarMath 5.0">bold { left ( matrix { 1 ## 1 } right ) }</annotation>
  </semantics>
</math>
</file>

<file path=Object 7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</mtr>
            <mtr>
              <mtd>
                <mn>0</mn>
              </mtd>
            </mtr>
          </mtable>
        </mrow>
        <mo fence="true" stretchy="true">)</mo>
      </mrow>
    </mstyle>
    <annotation encoding="StarMath 5.0">bold { left ( matrix { 1 ## 0 } right ) }</annotation>
  </semantics>
</math>
</file>

<file path=Object 8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style>
    <annotation encoding="StarMath 5.0">bold { left ( matrix { 1 # 1 # 1 # 0 } right ) }</annotation>
  </semantics>
</math>
</file>

<file path=Object 9/content.xml><?xml version="1.0" encoding="utf-8"?>
<math xmlns="http://www.w3.org/1998/Math/MathML" display="block">
  <semantics>
    <mstyle mathvariant="bold">
      <mrow>
        <mo fence="true" stretchy="true">(</mo>
        <mrow>
          <mtable>
            <mtr>
              <mtd>
                <mn>1</mn>
              </mtd>
            </mtr>
            <mtr>
              <mtd>
                <mn>0</mn>
              </mtd>
            </mtr>
          </mtable>
        </mrow>
        <mo fence="true" stretchy="true">)</mo>
      </mrow>
    </mstyle>
    <annotation encoding="StarMath 5.0">bold { left ( matrix { 1 ## 0 } right ) }</annotation>
  </semantics>
</math>
</file>